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P4" style:family="paragraph" style:parent-style-name="Standard">
      <style:text-properties style:font-name="Nimbus Sans L" officeooo:rsid="00250000" officeooo:paragraph-rsid="00250000"/>
    </style:style>
    <style:style style:name="P5" style:family="paragraph" style:parent-style-name="Standard">
      <style:text-properties style:font-name="Nimbus Sans L" officeooo:rsid="00250000" officeooo:paragraph-rsid="00269fcc"/>
    </style:style>
    <style:style style:name="P6" style:family="paragraph" style:parent-style-name="Standard">
      <style:text-properties style:font-name="Nimbus Sans L" officeooo:rsid="00265d87" officeooo:paragraph-rsid="00265d87"/>
    </style:style>
    <style:style style:name="P7" style:family="paragraph" style:parent-style-name="Standard">
      <style:text-properties style:font-name="Nimbus Sans L" officeooo:rsid="00269fcc" officeooo:paragraph-rsid="00269fcc"/>
    </style:style>
    <style:style style:name="P8" style:family="paragraph" style:parent-style-name="Standard">
      <style:text-properties style:font-name="Nimbus Sans L" officeooo:rsid="0027aae6" officeooo:paragraph-rsid="0027aae6"/>
    </style:style>
    <style:style style:name="T1" style:family="text">
      <style:text-properties officeooo:rsid="001d3a37"/>
    </style:style>
    <style:style style:name="T2" style:family="text">
      <style:text-properties officeooo:rsid="0017be84"/>
    </style:style>
    <style:style style:name="T3" style:family="text">
      <style:text-properties officeooo:rsid="00269fcc"/>
    </style:style>
    <style:style style:name="T4" style:family="text">
      <style:text-properties style:font-name="Nimbus Sans L" officeooo:rsid="00269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estiones para resolver en la junta de requerimientos del 28/mar/17 con el cliente: Celia Carolina del Hoyo Camacho.</text:p>
      <text:p text:style-name="P4"/>
      <text:p text:style-name="P7">¿Están correctas las alertas de resurtido en la pantalla principal y son suficientes?</text:p>
      <text:p text:style-name="P5">¿Cuántos y cuáles tipos de usuario necesita tener?</text:p>
      <text:p text:style-name="P5">PRODUCTOS</text:p>
      <text:p text:style-name="P4">¿Cuántos tipos de precio se manejan además del precio público y mayoreo?</text:p>
      <text:p text:style-name="P7">¿Es posible que los precios cambien a discreción?</text:p>
      <text:p text:style-name="P4">¿Las interfaces de productos son correctas o necesita alguna otra o son muchas?</text:p>
      <text:p text:style-name="P4">INVENTARIO</text:p>
      <text:p text:style-name="P4">¿Los filtros del estado actual del inventario son suficientes o se necesita algún otro?</text:p>
      <text:p text:style-name="P4">¿Cómo se manejan los artículos que se compran y re-venden sin incluirse en ningún otro proceso <text:span text:style-name="T3">(como velas, dulces, piñatas entre otros)</text:span>?</text:p>
      <text:p text:style-name="P6">¿Cuántos tipos de entrada y salida de almacén se manejan <text:span text:style-name="T3">y cuál es la diferencia entre cada una si es que existen</text:span>?</text:p>
      <text:p text:style-name="P6">¿Es válido borrar los registros de entradas y salidas y si es así, bajo qué criterios?</text:p>
      <text:p text:style-name="P8">PRODUCCIÓN</text:p>
      <text:p text:style-name="P8">¿Qué estatus de producción son útiles y cuál es la diferencia entre ellos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MT1" style:family="text">
      <style:text-properties officeooo:rsid="001d3a37"/>
    </style:style>
    <style:style style:name="MT2" style:family="text">
      <style:text-properties officeooo:rsid="0017be8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upo Pólux</text:p>
        <text:p text:style-name="MP1">Consultoría y servicios informáticos especializados</text:p>
      </style:header>
      <style:footer>
        <text:p text:style-name="MP2"><text:span text:style-name="MT1">U Hispanoamericana #211 </text:span>Fracc. <text:span text:style-name="MT1">Villas Universidad</text:span>. <text:span text:style-name="MT1">Zacatecas</text:span>, Zac.</text:p>
        <text:p text:style-name="MP3"><text:span text:style-name="MT2">Tel. </text:span>492-124-9202 <text:span text:style-name="MT2">poluxsie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6-09-29T23:07:33.424041260</meta:creation-date>
    <dc:date>2017-03-27T23:25:52.154185422</dc:date>
    <dc:creator>Roberto Barraza</dc:creator>
    <meta:editing-duration>PT1H7M37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180" meta:character-count="1143" meta:non-whitespace-character-count="981"/>
  </office:meta>
</office:document-meta>
</file>